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c32" officeooo:paragraph-rsid="00008c32"/>
    </style:style>
    <style:style style:name="P2" style:family="paragraph" style:parent-style-name="Standard">
      <style:text-properties officeooo:rsid="00008c32" officeooo:paragraph-rsid="0009b5a7"/>
    </style:style>
    <style:style style:name="P3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4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5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6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7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8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9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10" style:family="paragraph" style:parent-style-name="Standard">
      <style:text-properties officeooo:rsid="0006946b" officeooo:paragraph-rsid="0006946b"/>
    </style:style>
    <style:style style:name="P11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12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14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15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9" style:family="paragraph" style:parent-style-name="Text_20_body" style:list-style-name="L2">
      <style:text-properties officeooo:rsid="00120d45" officeooo:paragraph-rsid="00120d45"/>
    </style:style>
    <style:style style:name="P20" style:family="paragraph" style:parent-style-name="Text_20_body">
      <style:text-properties officeooo:paragraph-rsid="00143af2"/>
    </style:style>
    <style:style style:name="P21" style:family="paragraph" style:parent-style-name="Heading_20_2">
      <style:text-properties officeooo:rsid="001072a8" officeooo:paragraph-rsid="001072a8"/>
    </style:style>
    <style:style style:name="P22" style:family="paragraph" style:parent-style-name="Heading_20_2">
      <style:text-properties officeooo:rsid="00143af2" officeooo:paragraph-rsid="00143af2"/>
    </style:style>
    <style:style style:name="P23" style:family="paragraph" style:parent-style-name="Heading_20_1">
      <style:text-properties officeooo:rsid="001072a8" officeooo:paragraph-rsid="001072a8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officeooo:rsid="000f533a"/>
    </style:style>
    <style:style style:name="T11" style:family="text">
      <style:text-properties officeooo:rsid="000fa79b"/>
    </style:style>
    <style:style style:name="T12" style:family="text">
      <style:text-properties fo:font-style="italic" officeooo:rsid="000fa79b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Python /dev/hidraw reader</text:p>
      <text:p text:style-name="P1">- DB writer</text:p>
      <text:p text:style-name="P1">- Cron job for every minute</text:p>
      <text:p text:style-name="P1">- Graphana config</text:p>
      <text:p text:style-name="P1">- Security and authorisation</text:p>
      <text:p text:style-name="P2">- DB backup <text:span text:style-name="T3">(http://jheyman.github.io/blog/pages/InfluxDB/)</text:span></text:p>
      <text:p text:style-name="P10">- Startup Influx at switchon</text:p>
      <text:p text:style-name="P1"/>
      <text:p text:style-name="P3">Decisions</text:p>
      <text:p text:style-name="P6"/>
      <text:p text:style-name="P6">Populate the following info from the data:</text:p>
      <text:p text:style-name="P6">QPI<text:span text:style-name="T2">GS</text:span></text:p>
      <text:p text:style-name="P7">- All, converting status bits to individual fields <text:span text:style-name="T11">in the </text:span><text:span text:style-name="T12">device_status </text:span><text:span text:style-name="T4">table</text:span></text:p>
      <text:p text:style-name="P6"/>
      <text:p text:style-name="P6">Q<text:span text:style-name="T1">MOD</text:span></text:p>
      <text:p text:style-name="P7">- Text string showing mode <text:span text:style-name="T11">in </text:span><text:span text:style-name="T12">system_mode </text:span><text:span text:style-name="T4">table</text:span></text:p>
      <text:p text:style-name="P7"/>
      <text:p text:style-name="P8">QPIRI</text:p>
      <text:p text:style-name="P8">- <text:span text:style-name="T10">Device rating data </text:span><text:span text:style-name="T12">device_rating</text:span><text:span text:style-name="T4"> table</text:span></text:p>
      <text:p text:style-name="P8"/>
      <text:p text:style-name="P4">Startup</text:p>
      <text:list xml:id="list9093211079687979548" text:style-name="L1">
        <text:list-item>
          <text:p text:style-name="P13">sudo service influxdb start</text:p>
        </text:list-item>
      </text:list>
      <text:p text:style-name="P9"/>
      <text:p text:style-name="P5">Downloads</text:p>
      <text:p text:style-name="P14"/>
      <text:p text:style-name="P15">InfluxDB</text:p>
      <text:p text:style-name="P11"><text:span text:style-name="Source_20_Text"><text:span text:style-name="T5">wget https://dl.influxdata.com/influxdb/releases/influxdb-1.7.3_linux_armhf.tar.gz</text:span></text:span></text:p>
      <text:p text:style-name="P11"><text:span text:style-name="Source_20_Text"><text:span text:style-name="T5">tar xvfz influxdb-1.7.3_linux_armhf.tar.gz</text:span></text:span></text:p>
      <text:p text:style-name="P11"><text:span text:style-name="Source_20_Text"><text:span text:style-name="T5">Copied all the files to the root folder</text:span></text:span></text:p>
      <text:p text:style-name="P17">sudo service influxdb start</text:p>
      <text:p text:style-name="P17">influx (should open the command prompt for the DB)</text:p>
      <text:p text:style-name="P12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17"/>
      <text:p text:style-name="P18">To do the select above in Python:</text:p>
      <text:p text:style-name="P16">influx_client = InfluxDBClient('localhost', 8086, database='mydb')</text:p>
      <text:p text:style-name="P16">result = influx_client.query('select host, region, value FROM cpu')</text:p>
      <text:p text:style-name="P16">print("Result: {0}".format(result))</text:p>
      <text:p text:style-name="P16"/>
      <text:h text:style-name="P23" text:outline-level="1">Queries – Influx</text:h>
      <text:h text:style-name="P21" text:outline-level="2">System mode</text:h>
      <text:list xml:id="list2020793082830332541" text:style-name="L2">
        <text:list-item>
          <text:p text:style-name="P19">influx </text:p>
        </text:list-item>
        <text:list-item>
          <text:p text:style-name="P19">use solardb</text:p>
        </text:list-item>
        <text:list-item>
          <text:p text:style-name="P19">select * from system_mode</text:p>
        </text:list-item>
      </text:list>
      <text:h text:style-name="P22" text:outline-level="2">Device status</text:h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19T20:42:10.153162244</dc:date>
    <meta:editing-duration>P1DT11H26M20S</meta:editing-duration>
    <meta:editing-cycles>19</meta:editing-cycles>
    <meta:generator>LibreOffice/5.2.7.2$Linux_ARM_EABI LibreOffice_project/20m0$Build-2</meta:generator>
    <meta:document-statistic meta:table-count="0" meta:image-count="0" meta:object-count="0" meta:page-count="1" meta:paragraph-count="35" meta:word-count="144" meta:character-count="1049" meta:non-whitespace-character-count="942"/>
  </office:meta>
</office:document-meta>
</file>